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4cm" fo:min-width="0.624cm"/>
      <style:paragraph-properties style:writing-mode="lr-tb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0.874cm" fo:min-width="1.745cm"/>
      <style:paragraph-properties style:writing-mode="lr-tb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draw:fill-color="#ff4000" draw:textarea-horizontal-align="justify" draw:textarea-vertical-align="middle" draw:auto-grow-height="false" fo:min-height="0.874cm" fo:min-width="1.297cm"/>
      <style:paragraph-properties style:writing-mode="lr-tb"/>
    </style:style>
    <style:style style:name="gr12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18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  <style:text-properties style:text-outline="true"/>
    </style:style>
    <style:style style:name="P2" style:family="paragraph">
      <loext:graphic-properties draw:fill-color="#ff4000"/>
      <style:paragraph-properties fo:text-align="center"/>
      <style:text-properties style:text-outline="true"/>
    </style:style>
    <style:style style:name="P3" style:family="paragraph">
      <loext:graphic-properties draw:fill="none"/>
      <style:paragraph-properties fo:text-align="center"/>
      <style:text-properties style:text-outlin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88cm" svg:height="1.588cm" svg:x="5.763cm" svg:y="10.843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88cm" svg:height="1.588cm" svg:x="8.621cm" svg:y="5.44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88cm" svg:height="1.588cm" svg:x="16.241cm" svg:y="9.25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88cm" svg:height="1.588cm" svg:x="16.24cm" svg:y="14.65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175cm" svg:height="1.588cm" svg:x="9.572cm" svg:y="18.781cm">
          <text:p text:style-name="P1">C2</text:p>
          <text:p text:style-name="P1">Γ=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88cm" svg:height="1.588cm" svg:x="1.318cm" svg:y="20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6.557cm" svg:y1="10.843cm" svg:x2="8.853cm" svg:y2="6.801cm" draw:start-shape="id1" draw:start-glue-point="4" draw:end-shape="id2" draw:end-glue-point="7" svg:d="M6557 10843l2296-4042" svg:viewBox="0 0 2297 4043">
          <text:p text:style-name="P1">2</text:p>
        </draw:connector>
        <draw:connector draw:style-name="gr4" draw:text-style-name="P3" draw:layer="layout" draw:type="line" svg:x1="10.209cm" svg:y1="6.239cm" svg:x2="16.473cm" svg:y2="9.487cm" draw:start-shape="id2" draw:start-glue-point="10" draw:end-shape="id3" draw:end-glue-point="5" svg:d="M10209 6239l6264 3248" svg:viewBox="0 0 6265 3249">
          <text:p text:style-name="P1">2</text:p>
        </draw:connector>
        <draw:connector draw:style-name="gr5" draw:text-style-name="P3" draw:layer="layout" draw:type="line" svg:x1="17.035cm" svg:y1="10.843cm" svg:x2="17.034cm" svg:y2="14.653cm" draw:start-shape="id3" draw:start-glue-point="8" draw:end-shape="id4" draw:end-glue-point="4" svg:d="M17035 10843l-1 3810" svg:viewBox="0 0 2 3811">
          <text:p text:style-name="P1">1</text:p>
        </draw:connector>
        <draw:connector draw:style-name="gr6" draw:text-style-name="P3" draw:layer="layout" draw:type="line" svg:x1="17.034cm" svg:y1="16.241cm" svg:x2="12.747cm" svg:y2="19.575cm" draw:start-shape="id4" draw:end-shape="id5" svg:d="M17034 16241l-4287 3334" svg:viewBox="0 0 4288 3335">
          <text:p text:style-name="P1">3</text:p>
        </draw:connector>
        <draw:connector draw:style-name="gr7" draw:text-style-name="P3" draw:layer="layout" draw:type="line" svg:x1="10.037cm" svg:y1="20.137cm" svg:x2="2.112cm" svg:y2="20.686cm" draw:start-shape="id5" draw:start-glue-point="7" draw:end-shape="id6" svg:d="M10037 20137l-7925 549" svg:viewBox="0 0 7926 550">
          <text:p text:style-name="P1">4</text:p>
        </draw:connector>
        <draw:connector draw:style-name="gr8" draw:text-style-name="P3" draw:layer="layout" draw:type="line" svg:x1="2.112cm" svg:y1="20.686cm" svg:x2="6.557cm" svg:y2="12.431cm" draw:start-shape="id6" draw:end-shape="id1" draw:end-glue-point="2" svg:d="M2112 20686l4445-8255" svg:viewBox="0 0 4446 8256">
          <text:p text:style-name="P1">1</text:p>
        </draw:connector>
        <draw:connector draw:style-name="gr9" draw:text-style-name="P3" draw:layer="layout" draw:type="line" svg:x1="2.112cm" svg:y1="20.686cm" svg:x2="17.035cm" svg:y2="10.843cm" draw:start-shape="id6" draw:end-shape="id3" draw:end-glue-point="2" svg:d="M2112 20686l14923-9843" svg:viewBox="0 0 14924 9844">
          <text:p text:style-name="P1">15</text:p>
        </draw:connector>
        <draw:connector draw:style-name="gr10" draw:text-style-name="P3" draw:layer="layout" draw:type="line" svg:x1="6.557cm" svg:y1="10.843cm" svg:x2="17.035cm" svg:y2="10.843cm" draw:start-shape="id1" draw:end-shape="id3" svg:d="M6557 10843h10478" svg:viewBox="0 0 10479 1">
          <text:p text:style-name="P1">10</text:p>
        </draw:connector>
        <draw:custom-shape draw:style-name="gr11" draw:text-style-name="P2" xml:id="id7" draw:id="id7" draw:layer="layout" svg:width="2.539cm" svg:height="1.588cm" svg:x="9.573cm" svg:y="8.303cm">
          <text:p text:style-name="P1">C1</text:p>
          <text:p text:style-name="P1">Γ=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6.24cm" svg:y1="15.447cm" svg:x2="2.674cm" svg:y2="20.918cm" draw:start-shape="id4" draw:start-glue-point="6" draw:end-shape="id6" draw:end-glue-point="11" svg:d="M16240 15447l-13566 5471" svg:viewBox="0 0 13567 5472">
          <text:p text:style-name="P1">10</text:p>
        </draw:connector>
        <draw:connector draw:style-name="gr13" draw:text-style-name="P3" draw:layer="layout" draw:type="line" svg:x1="12.112cm" svg:y1="9.097cm" svg:x2="16.241cm" svg:y2="10.049cm" draw:start-shape="id7" draw:end-shape="id3" draw:end-glue-point="6" svg:d="M12112 9097l4129 952" svg:viewBox="0 0 4130 953">
          <text:p text:style-name="P1">5</text:p>
        </draw:connector>
        <draw:connector draw:style-name="gr14" draw:text-style-name="P3" draw:layer="layout" draw:type="line" svg:x1="7.119cm" svg:y1="11.075cm" svg:x2="9.944cm" svg:y2="9.659cm" draw:start-shape="id1" draw:start-glue-point="11" draw:end-shape="id7" draw:end-glue-point="7" svg:d="M7119 11075l2825-1416" svg:viewBox="0 0 2826 1417">
          <text:p text:style-name="P1">2</text:p>
        </draw:connector>
        <draw:connector draw:style-name="gr15" draw:text-style-name="P3" draw:layer="layout" draw:type="line" svg:x1="9.415cm" svg:y1="7.033cm" svg:x2="10.843cm" svg:y2="8.303cm" draw:start-shape="id2" draw:start-glue-point="8" draw:end-shape="id7" draw:end-glue-point="4" svg:d="M9415 7033l1428 1270" svg:viewBox="0 0 1429 1271">
          <text:p text:style-name="P1">2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08T20:17:08.373284373</meta:creation-date>
    <dc:date>2025-12-08T20:49:33.770590773</dc:date>
    <meta:editing-duration>PT32M25S</meta:editing-duration>
    <meta:editing-cycles>3</meta:editing-cycles>
    <meta:generator>LibreOffice/7.3.7.2$Linux_X86_64 LibreOffice_project/30$Build-2</meta:generator>
    <meta:document-statistic meta:object-count="19"/>
  </office:meta>
</office:document-meta>
</file>